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rob guess secret in 1 try</text:p>
          </table:table-cell>
          <table:table-cell office:value-type="string" calcext:value-type="string">
            <text:p>Single run entropy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/>
          <table:table-cell table:formula="of:=AVERAGE([.A2:.A11])"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/>
          <table:table-cell table:formula="of:=AVERAGE([.A12:.A31])" office:value-type="float" office:value="0.5105" calcext:value-type="float">
            <text:p>0.5105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/>
          <table:table-cell table:formula="of:=AVERAGE([.A32:.A41])"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811278124459133" calcext:value-type="float">
            <text:p>0.811278124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25" calcext:value-type="float">
            <text:p>0.0625</text:p>
          </table:table-cell>
          <table:table-cell office:value-type="float" office:value="1.01409765557392" calcext:value-type="float">
            <text:p>1.014097655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1.06480253835261" calcext:value-type="float">
            <text:p>1.064802538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1.07747875904729" calcext:value-type="float">
            <text:p>1.07747875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1.08064781422095" calcext:value-type="float">
            <text:p>1.080647814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1.08144007801437" calcext:value-type="float">
            <text:p>1.08144007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1.08163814396273" calcext:value-type="float">
            <text:p>1.08163814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1.08168766044981" calcext:value-type="float">
            <text:p>1.081687660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1.08170003957159" calcext:value-type="float">
            <text:p>1.0817000396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1.08170313435203" calcext:value-type="float">
            <text:p>1.081703134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00000238418579101562" calcext:value-type="float">
            <text:p>2.38418579101562E-007</text:p>
          </table:table-cell>
          <table:table-cell office:value-type="float" office:value="1.08170390804714" calcext:value-type="float">
            <text:p>1.08170390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1.08170410147092" calcext:value-type="float">
            <text:p>1.081704101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000000149011611938477" calcext:value-type="float">
            <text:p>1.49011611938477E-008</text:p>
          </table:table-cell>
          <table:table-cell office:value-type="float" office:value="1.08170414982686" calcext:value-type="float">
            <text:p>1.0817041498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1.08170416191585" calcext:value-type="float">
            <text:p>1.081704161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1.0817041649381" calcext:value-type="float">
            <text:p>1.0817041649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1.08170416569366" calcext:value-type="float">
            <text:p>1.0817041657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000000000582076609134674" calcext:value-type="float">
            <text:p>5.82076609134674E-011</text:p>
          </table:table-cell>
          <table:table-cell office:value-type="float" office:value="1.08170416588255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1.08170416592977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.00000000000363797880709171" calcext:value-type="float">
            <text:p>3.63797880709171E-012</text:p>
          </table:table-cell>
          <table:table-cell office:value-type="float" office:value="1.08170416594158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1.08170416594453" calcext:value-type="float">
            <text:p>1.081704165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543564443199596" calcext:value-type="float">
            <text:p>0.543564443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611509998599546" calcext:value-type="float">
            <text:p>0.611509998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1953125" calcext:value-type="float">
            <text:p>0.001953125</text:p>
          </table:table-cell>
          <table:table-cell office:value-type="float" office:value="0.62000319302454" calcext:value-type="float">
            <text:p>0.62000319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621064842327664" calcext:value-type="float">
            <text:p>0.621064842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621197548490554" calcext:value-type="float">
            <text:p>0.621197548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621214136760916" calcext:value-type="float">
            <text:p>0.621214136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621216210294711" calcext:value-type="float">
            <text:p>0.621216210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621216469486435" calcext:value-type="float">
            <text:p>0.621216469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00000000745058059692383" calcext:value-type="float">
            <text:p>7.45058059692383E-009</text:p>
          </table:table-cell>
          <table:table-cell office:value-type="float" office:value="0.621216501885401" calcext:value-type="float">
            <text:p>0.621216501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621216505935271" calcext:value-type="float">
            <text:p>0.6212165059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116415321826935" calcext:value-type="float">
            <text:p>1.16415321826935E-010</text:p>
          </table:table-cell>
          <table:table-cell office:value-type="float" office:value="0.621216506441505" calcext:value-type="float">
            <text:p>0.6212165064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62121650650478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00181898940354586" calcext:value-type="float">
            <text:p>1.81898940354586E-012</text:p>
          </table:table-cell>
          <table:table-cell office:value-type="float" office:value="0.62121650651269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621216506513683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621216506513807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621216506513822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.44089209850063E-016" calcext:value-type="float">
            <text:p>4.44089209850063E-016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.93889390390723E-018" calcext:value-type="float">
            <text:p>6.93889390390723E-018</text:p>
          </table:table-cell>
          <table:table-cell office:value-type="float" office:value="0.621216506513825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621216506513824" calcext:value-type="float">
            <text:p>0.621216506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337290066617014" calcext:value-type="float">
            <text:p>0.3372900666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358370695780577" calcext:value-type="float">
            <text:p>0.358370695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3596882351033" calcext:value-type="float">
            <text:p>0.3596882351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35977058131097" calcext:value-type="float">
            <text:p>0.359770581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359775727948949" calcext:value-type="float">
            <text:p>0.359775727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359776049613823" calcext:value-type="float">
            <text:p>0.3597760496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359776069717878" calcext:value-type="float">
            <text:p>0.359776069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359776070974381" calcext:value-type="float">
            <text:p>0.35977607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359776071052913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359776071057821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00000000000056843418860808" calcext:value-type="float">
            <text:p>5.6843418860808E-014</text:p>
          </table:table-cell>
          <table:table-cell office:value-type="float" office:value="0.35977607105812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359776071058147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.22044604925031E-016" calcext:value-type="float">
            <text:p>2.22044604925031E-016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.3881317890172E-021" calcext:value-type="float">
            <text:p>3.3881317890172E-021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32348898008484E-023" calcext:value-type="float">
            <text:p>1.32348898008484E-023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359776071058148" calcext:value-type="float">
            <text:p>0.3597760711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0622324312715" calcext:value-type="float">
            <text:p>0.200622324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.0009765625" calcext:value-type="float">
            <text:p>0.0009765625</text:p>
          </table:table-cell>
          <table:table-cell office:value-type="float" office:value="0.206891771947487" calcext:value-type="float">
            <text:p>0.2068917719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.000030517578125" calcext:value-type="float">
            <text:p>3.0517578125E-005</text:p>
          </table:table-cell>
          <table:table-cell office:value-type="float" office:value="0.207087692186074" calcext:value-type="float">
            <text:p>0.20708769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.00000095367431640625" calcext:value-type="float">
            <text:p>9.5367431640625E-007</text:p>
          </table:table-cell>
          <table:table-cell office:value-type="float" office:value="0.207093814693529" calcext:value-type="float">
            <text:p>0.207093814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0000000298023223876953" calcext:value-type="float">
            <text:p>2.98023223876953E-008</text:p>
          </table:table-cell>
          <table:table-cell office:value-type="float" office:value="0.207094006021887" calcext:value-type="float">
            <text:p>0.207094006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207094012000899" calcext:value-type="float">
            <text:p>0.20709401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207094012187743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207094012193582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000000000000028421709430404" calcext:value-type="float">
            <text:p>2.8421709430404E-014</text:p>
          </table:table-cell>
          <table:table-cell office:value-type="float" office:value="0.207094012193764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88178419700125E-016" calcext:value-type="float">
            <text:p>8.88178419700125E-01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.77555756156289E-017" calcext:value-type="float">
            <text:p>2.77555756156289E-017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.71050543121376E-020" calcext:value-type="float">
            <text:p>2.71050543121376E-020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.64697796016969E-023" calcext:value-type="float">
            <text:p>2.64697796016969E-023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.58493941422821E-026" calcext:value-type="float">
            <text:p>2.58493941422821E-026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.52435489670724E-029" calcext:value-type="float">
            <text:p>2.52435489670724E-029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.88860905221012E-031" calcext:value-type="float">
            <text:p>7.88860905221012E-031</text:p>
          </table:table-cell>
          <table:table-cell office:value-type="float" office:value="0.20709401219377" calcext:value-type="float">
            <text:p>0.207094012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11611507530477" calcext:value-type="float">
            <text:p>0.116115075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000244140625" calcext:value-type="float">
            <text:p>0.0002441406</text:p>
          </table:table-cell>
          <table:table-cell office:value-type="float" office:value="0.117929373356407" calcext:value-type="float">
            <text:p>0.117929373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117957721763464" calcext:value-type="float">
            <text:p>0.1179577218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117958164707324" calcext:value-type="float">
            <text:p>0.117958164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000000000931322574615479" calcext:value-type="float">
            <text:p>9.31322574615479E-010</text:p>
          </table:table-cell>
          <table:table-cell office:value-type="float" office:value="0.117958171628322" calcext:value-type="float">
            <text:p>0.1179581716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145519152283669" calcext:value-type="float">
            <text:p>1.45519152283669E-011</text:p>
          </table:table-cell>
          <table:table-cell office:value-type="float" office:value="0.11795817173646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117958171738152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117958171738178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55111512312578E-017" calcext:value-type="float">
            <text:p>5.55111512312578E-01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.67361737988404E-019" calcext:value-type="float">
            <text:p>8.67361737988404E-01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.35525271560688E-020" calcext:value-type="float">
            <text:p>1.35525271560688E-020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.30872245021211E-024" calcext:value-type="float">
            <text:p>3.30872245021211E-024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8.07793566946316E-028" calcext:value-type="float">
            <text:p>8.07793566946316E-028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.97215226305253E-031" calcext:value-type="float">
            <text:p>1.97215226305253E-031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.08148791101958E-033" calcext:value-type="float">
            <text:p>3.08148791101958E-033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.81482486096809E-035" calcext:value-type="float">
            <text:p>4.81482486096809E-035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117958171738179" calcext:value-type="float">
            <text:p>0.1179581717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59144123432417" calcext:value-type="float">
            <text:p>0.065914412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00006103515625" calcext:value-type="float">
            <text:p>6.103515625E-005</text:p>
          </table:table-cell>
          <table:table-cell office:value-type="float" office:value="0.0664293686896733" calcext:value-type="float">
            <text:p>0.0664293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000000476837158203125" calcext:value-type="float">
            <text:p>4.76837158203125E-007</text:p>
          </table:table-cell>
          <table:table-cell office:value-type="float" office:value="0.0664333917861298" calcext:value-type="float">
            <text:p>0.0664333918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00000000372529029846191" calcext:value-type="float">
            <text:p>3.72529029846191E-009</text:p>
          </table:table-cell>
          <table:table-cell office:value-type="float" office:value="0.0664334232165708" calcext:value-type="float">
            <text:p>0.066433423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291038304567337" calcext:value-type="float">
            <text:p>2.91038304567337E-011</text:p>
          </table:table-cell>
          <table:table-cell office:value-type="float" office:value="0.0664334234621212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000000000000227373675443232" calcext:value-type="float">
            <text:p>2.27373675443232E-013</text:p>
          </table:table-cell>
          <table:table-cell office:value-type="float" office:value="0.066433423464039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1.77635683940025E-015" calcext:value-type="float">
            <text:p>1.77635683940025E-015</text:p>
          </table:table-cell>
          <table:table-cell office:value-type="float" office:value="0.0664334234640545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.0842021724855E-019" calcext:value-type="float">
            <text:p>1.0842021724855E-019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.470329472543E-022" calcext:value-type="float">
            <text:p>8.470329472543E-02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6.61744490042422E-024" calcext:value-type="float">
            <text:p>6.61744490042422E-02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.16987882845642E-026" calcext:value-type="float">
            <text:p>5.16987882845642E-02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4.03896783473158E-028" calcext:value-type="float">
            <text:p>4.03896783473158E-02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3.15544362088405E-030" calcext:value-type="float">
            <text:p>3.15544362088405E-030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2.46519032881566E-032" calcext:value-type="float">
            <text:p>2.46519032881566E-032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.50463276905253E-036" calcext:value-type="float">
            <text:p>1.50463276905253E-036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1.17549435082229E-038" calcext:value-type="float">
            <text:p>1.17549435082229E-038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9.18354961579912E-041" calcext:value-type="float">
            <text:p>9.18354961579912E-041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7.17464813734306E-043" calcext:value-type="float">
            <text:p>7.17464813734306E-043</text:p>
          </table:table-cell>
          <table:table-cell office:value-type="float" office:value="0.0664334234640546" calcext:value-type="float">
            <text:p>0.066433423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36874506253872" calcext:value-type="float">
            <text:p>0.036874506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0000152587890625" calcext:value-type="float">
            <text:p>1.52587890625E-005</text:p>
          </table:table-cell>
          <table:table-cell office:value-type="float" office:value="0.0370185472939262" calcext:value-type="float">
            <text:p>0.0370185473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0000000596046447753906" calcext:value-type="float">
            <text:p>5.96046447753906E-008</text:p>
          </table:table-cell>
          <table:table-cell office:value-type="float" office:value="0.0370191099542389" calcext:value-type="float">
            <text:p>0.03701911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3283064365387" calcext:value-type="float">
            <text:p>2.3283064365387E-010</text:p>
          </table:table-cell>
          <table:table-cell office:value-type="float" office:value="0.0370191121521307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0000000000909494701772928" calcext:value-type="float">
            <text:p>9.09494701772928E-013</text:p>
          </table:table-cell>
          <table:table-cell office:value-type="float" office:value="0.0370191121607162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.5527136788005E-015" calcext:value-type="float">
            <text:p>3.5527136788005E-015</text:p>
          </table:table-cell>
          <table:table-cell office:value-type="float" office:value="0.0370191121607498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.38777878078145E-017" calcext:value-type="float">
            <text:p>1.38777878078145E-01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5.42101086242752E-020" calcext:value-type="float">
            <text:p>5.42101086242752E-020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1758236813575E-022" calcext:value-type="float">
            <text:p>2.11758236813575E-02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8.27180612553028E-025" calcext:value-type="float">
            <text:p>8.27180612553028E-025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3.23117426778526E-027" calcext:value-type="float">
            <text:p>3.23117426778526E-02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1.26217744835362E-029" calcext:value-type="float">
            <text:p>1.26217744835362E-02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4.93038065763132E-032" calcext:value-type="float">
            <text:p>4.93038065763132E-032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.92592994438724E-034" calcext:value-type="float">
            <text:p>1.92592994438724E-03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7.52316384526264E-037" calcext:value-type="float">
            <text:p>7.52316384526264E-037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93873587705572E-039" calcext:value-type="float">
            <text:p>2.93873587705572E-03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1.14794370197489E-041" calcext:value-type="float">
            <text:p>1.14794370197489E-041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4.48415508583942E-044" calcext:value-type="float">
            <text:p>4.48415508583942E-044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1.75162308040602E-046" calcext:value-type="float">
            <text:p>1.75162308040602E-046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6.84227765783602E-049" calcext:value-type="float">
            <text:p>6.84227765783602E-049</text:p>
          </table:table-cell>
          <table:table-cell office:value-type="float" office:value="0.0370191121607499" calcext:value-type="float">
            <text:p>0.03701911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0:13:34.24985963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7008" meta:object-count="0"/>
  </office:meta>
</office:document-meta>
</file>